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Miner Board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/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X1</text:p>
          </table:table-cell>
          <table:table-cell office:value-type="string">
            <text:p>32MHz Oscillator</text:p>
          </table:table-cell>
          <table:table-cell office:value-type="string">
            <text:p>CB3LV-3I-32M0000</text:p>
          </table:table-cell>
          <table:table-cell office:value-type="string">
            <text:p>CTS</text:p>
          </table:table-cell>
          <table:table-cell office:value-type="string">
            <text:p>32MHz</text:p>
          </table:table-cell>
          <table:table-cell office:value-type="string">
            <text:p>5x7</text:p>
          </table:table-cell>
          <table:table-cell office:value-type="float" office:value="1">
            <text:p>1</text:p>
          </table:table-cell>
          <table:table-cell office:value-type="float" office:value="1.85">
            <text:p>1.850</text:p>
          </table:table-cell>
          <table:table-cell office:value-type="float" office:value="1.76">
            <text:p>1.760</text:p>
          </table:table-cell>
          <table:table-cell office:value-type="float" office:value="1.48">
            <text:p>1.48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/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C19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1">
            <text:p>1</text:p>
          </table:table-cell>
          <table:table-cell table:formula="of:=4.95/30" office:value-type="float" office:value="0.165">
            <text:p>0.165</text:p>
          </table:table-cell>
          <table:table-cell table:formula="of:=4.67/30" office:value-type="float" office:value="0.155666666666667">
            <text:p>0.156</text:p>
          </table:table-cell>
          <table:table-cell table:formula="of:=4.4/30" office:value-type="float" office:value="0.146666666666667">
            <text:p>0.147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0805X106K6R3CT</text:p>
          </table:table-cell>
          <table:table-cell office:value-type="string">
            <text:p>Walsin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table:formula="of:=0.92/30" office:value-type="float" office:value="0.0306666666666667">
            <text:p>0.031</text:p>
          </table:table-cell>
          <table:table-cell table:formula="of:=0.92/30" office:value-type="float" office:value="0.0306666666666667">
            <text:p>0.031</text:p>
          </table:table-cell>
          <table:table-cell table:formula="of:=0.85/30" office:value-type="float" office:value="0.0283333333333333">
            <text:p>0.028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9-11,C28-30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16 ASICs x 6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96">
            <text:p>96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16 ASICs x 8</text:p>
          </table:table-cell>
          <table:table-cell office:value-type="string">
            <text:p>Ceramic Capacitor</text:p>
          </table:table-cell>
          <table:table-cell office:value-type="string">
            <text:p>C1005X7R1A104M</text:p>
          </table:table-cell>
          <table:table-cell office:value-type="string">
            <text:p>TDK</text:p>
          </table:table-cell>
          <table:table-cell office:value-type="string">
            <text:p>0.1uF</text:p>
          </table:table-cell>
          <table:table-cell office:value-type="string">
            <text:p>0402</text:p>
          </table:table-cell>
          <table:table-cell office:value-type="float" office:value="128">
            <text:p>128</text:p>
          </table:table-cell>
          <table:table-cell office:value-type="float" office:value="0.011">
            <text:p>0.011</text:p>
          </table:table-cell>
          <table:table-cell office:value-type="float" office:value="0.007">
            <text:p>0.007</text:p>
          </table:table-cell>
          <table:table-cell office:value-type="float" office:value="0.004">
            <text:p>0.0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3">
            <text:p>3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cro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J3,J4</text:p>
          </table:table-cell>
          <table:table-cell office:value-type="string">
            <text:p>I2C Bus, FAN Pin Headers</text:p>
          </table:table-cell>
          <table:table-cell table:number-columns-repeated="2" office:value-type="string">
            <text:p>-</text:p>
          </table:table-cell>
          <table:table-cell office:value-type="string">
            <text:p>3pin, 2.54mm</text:p>
          </table:table-cell>
          <table:table-cell office:value-type="string">
            <text:p>Thru-Hole</text:p>
          </table:table-cell>
          <table:table-cell office:value-type="float" office:value="2">
            <text:p>2</text:p>
          </table:table-cell>
          <table:table-cell table:formula="of:=3.67/12/30" office:value-type="float" office:value="0.0101944444444444">
            <text:p>0.010</text:p>
          </table:table-cell>
          <table:table-cell table:formula="of:=3.67/12/30" office:value-type="float" office:value="0.0101944444444444">
            <text:p>0.010</text:p>
          </table:table-cell>
          <table:table-cell table:formula="of:=3.67/12/30" office:value-type="float" office:value="0.0101944444444444">
            <text:p>0.010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6:.G45])" office:value-type="float" office:value="320">
            <text:p>320</text:p>
          </table:table-cell>
          <table:table-cell table:style-name="ce10" table:formula="of:=SUMPRODUCT([.$G6:.$G45];[.H6:.H45])" office:value-type="float" office:value="35.0813888888889">
            <text:p>35.081</text:p>
          </table:table-cell>
          <table:table-cell table:style-name="ce10" table:formula="of:=SUMPRODUCT([.$G6:.$G45];[.I6:.I45])" office:value-type="float" office:value="26.7860555555555">
            <text:p>26.786</text:p>
          </table:table-cell>
          <table:table-cell table:style-name="ce10" table:formula="of:=SUMPRODUCT([.$G6:.$G45];[.J6:.J45])" office:value-type="float" office:value="21.1380555555556">
            <text:p>21.138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2" table:number-columns-repeated="3"/>
          <table:table-cell table:style-name="Default"/>
          <table:table-cell table:number-columns-repeated="1013"/>
        </table:table-row>
        <table:table-row table:style-name="ro5" table:number-rows-repeated="1048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02T23:19:59</dc:date>
    <dc:creator>chris </dc:creator>
    <meta:editing-duration>P2DT4H32M13S</meta:editing-duration>
    <meta:editing-cycles>177</meta:editing-cycles>
    <meta:generator>LibreOffice/3.5$Linux_x86 LibreOffice_project/350m1$Build-2</meta:generator>
    <meta:document-statistic meta:table-count="3" meta:cell-count="411" meta:object-count="0"/>
  </office:meta>
</office:document-meta>
</file>